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ountValidationRule.validate( Object value , ExpressionContext expressionContex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ValueCountValidationRule.setMinExpr( Expression min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untValidationRule.supportsType( Class clazz , boolean arra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untValidationRule.setMaxExpr( Expression max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untValidationRule.setExactExpr( Expression exact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